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fe42" officeooo:paragraph-rsid="001bfe42"/>
    </style:style>
    <style:style style:name="P2" style:family="paragraph" style:parent-style-name="Standard">
      <style:text-properties officeooo:rsid="001dcd29" officeooo:paragraph-rsid="001bfe42"/>
    </style:style>
    <style:style style:name="P3" style:family="paragraph" style:parent-style-name="Standard">
      <style:text-properties officeooo:rsid="001dcd29" officeooo:paragraph-rsid="001dcd29"/>
    </style:style>
    <style:style style:name="P4" style:family="paragraph" style:parent-style-name="Standard">
      <style:text-properties officeooo:rsid="001e8024" officeooo:paragraph-rsid="001e8024"/>
    </style:style>
    <style:style style:name="P5" style:family="paragraph" style:parent-style-name="Standard">
      <style:text-properties officeooo:rsid="00205464" officeooo:paragraph-rsid="00205464"/>
    </style:style>
    <style:style style:name="P6" style:family="paragraph" style:parent-style-name="Standard">
      <style:text-properties officeooo:rsid="001e8024" officeooo:paragraph-rsid="001e8024"/>
    </style:style>
    <style:style style:name="P7" style:family="paragraph" style:parent-style-name="Standard">
      <style:text-properties officeooo:rsid="002210b5" officeooo:paragraph-rsid="002210b5"/>
    </style:style>
    <style:style style:name="P8" style:family="paragraph" style:parent-style-name="Standard">
      <style:text-properties officeooo:rsid="00205464" officeooo:paragraph-rsid="00205464"/>
    </style:style>
    <style:style style:name="T1" style:family="text">
      <style:text-properties officeooo:rsid="001dcd29"/>
    </style:style>
    <style:style style:name="T2" style:family="text">
      <style:text-properties officeooo:rsid="001e8024"/>
    </style:style>
    <style:style style:name="T3" style:family="text">
      <style:text-properties officeooo:rsid="00205464"/>
    </style:style>
    <style:style style:name="T4" style:family="text">
      <style:text-properties officeooo:rsid="002163d7"/>
    </style:style>
    <style:style style:name="T5" style:family="text">
      <style:text-properties officeooo:rsid="0021d48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32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1"/>
      <text:p text:style-name="P1">Multi-well plates are an integral component of <text:span text:style-name="T1">a </text:span>biotechnology/pharmaceutical drug development <text:span text:style-name="T1">laboratory</text:span>, serving both as a storage reservoir as well as a platform for assay development. <text:s/>Software for the management of multi-well plates is available as a subsystem in multiple monolithic LIMS (Laboratory Information Management Systems), but is not readily available as a stand alone unit. <text:s/>LIMS*Nucleus is a dedicated, multi-well plate <text:span text:style-name="T1">management application, designed to serve as a core component upon which a larger LIMS can be developed.</text:span></text:p>
      <text:p text:style-name="P1"/>
      <text:p text:style-name="P3">Multi-well plates are available in a variety of sizes, including 96, 384 and 1536 well. <text:s/>Different sized plates may have different applications, for example high density (384, 1536) plates may be used for assaying samples, while lower density plates are used for sample storage. <text:s/>Scientists need to catalog samples in wells and track sample migration through higher density plates used for assay runs. <text:s/>Assay data needs to be associated with samples so the assay hits can be identified. <text:s/>Primary hits are then re-arrayed into a smaller number of plates, possibl<text:span text:style-name="T7">y</text:span> for re-assay in a secondary assay. <text:s/>LIMS*Nucleus manages <text:span text:style-name="T2">all</text:span> these activities <text:span text:style-name="T2">including generating work <text:s/>lists for liquid handling robots. <text:s/>In a canonical assay run / hit identification work flow LIMS*Nucleus can manage the following activities:</text:span></text:p>
      <text:p text:style-name="P3"/>
      <text:p text:style-name="P4">-Generate plate sets including samples. <text:s/><text:span text:style-name="T5">Associate plate sets with a project.</text:span></text:p>
      <text:p text:style-name="P4">-Apply layouts to plates that identify controls and level of replication</text:p>
      <text:p text:style-name="P4">-<text:span text:style-name="T3">Associate user supplied accession IDs to samples</text:span></text:p>
      <text:p text:style-name="P7">-Associate user supplied barcode IDs to plates</text:p>
      <text:p text:style-name="P5">-Reformat four 96 well plates into 384 well plates, four 384 well plates into 1536 well plate</text:p>
      <text:p text:style-name="P5">-Associate assay data with samples in a plate set</text:p>
      <text:p text:style-name="P5">-Using the <text:span text:style-name="T5">assay </text:span>response of controls to set thresholds, identify assay hits and group into a list</text:p>
      <text:p text:style-name="P5">-Re-array <text:span text:style-name="T5">groups of </text:span>hits into a smaller plate set (<text:span text:style-name="T6">in silico</text:span>) and generate robot work lists to perform the re-array <text:span text:style-name="T6">in vitro</text:span> <text:s/></text:p>
      <text:p text:style-name="P7">-Ability to import/export data at multiple steps of the process to facilitate integration with other applications</text:p>
      <text:p text:style-name="P1"/>
      <text:p text:style-name="P1"/>
      <text:p text:style-name="P1">LIMS*Nucleus architecture is client/server, using Java/Clojure for the graphical user interface, and PostgreSQL as the database. <text:s/>LIMS*Nucleus is designed to <text:span text:style-name="T4">be easily extended so that additional software components required to manage your domain specific activities can be easily integrated. <text:s/>Though designed to support a large lab as a client/server application, LIMS*Nucleus can also run on a personal laptop. <text:s/>Numerous cloud computing vendors support PostgreSQL and are suitable for hosting LIMS*Nucleus. <text:s/>A cloud hosted version of LIMS*Nucleus is available for evaluation purposes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2:14:54.227729480</meta:creation-date>
    <dc:date>2019-08-20T05:36:09.459713109</dc:date>
    <meta:editing-duration>PT38M44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403" meta:character-count="2667" meta:non-whitespace-character-count="2261"/>
  </office:meta>
</office:document-meta>
</file>